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45in" svg:height="3.5429in" svg:x="3.5681in" svg:y="0.1913in">
            <draw:object draw:notify-on-update-of-ranges="Sheet1.A1:Sheet1.A1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932.963" calcext:value-type="float">
            <text:p>932.963</text:p>
          </table:table-cell>
        </table:table-row>
        <table:table-row table:style-name="ro1">
          <table:table-cell office:value-type="float" office:value="1340.03" calcext:value-type="float">
            <text:p>1340.03</text:p>
          </table:table-cell>
        </table:table-row>
        <table:table-row table:style-name="ro1">
          <table:table-cell office:value-type="float" office:value="1469.04" calcext:value-type="float">
            <text:p>1469.04</text:p>
          </table:table-cell>
        </table:table-row>
        <table:table-row table:style-name="ro1">
          <table:table-cell office:value-type="float" office:value="1590.2" calcext:value-type="float">
            <text:p>1590.2</text:p>
          </table:table-cell>
        </table:table-row>
        <table:table-row table:style-name="ro1">
          <table:table-cell office:value-type="float" office:value="1675.22" calcext:value-type="float">
            <text:p>1675.22</text:p>
          </table:table-cell>
        </table:table-row>
        <table:table-row table:style-name="ro1">
          <table:table-cell office:value-type="float" office:value="1782.52" calcext:value-type="float">
            <text:p>1782.52</text:p>
          </table:table-cell>
        </table:table-row>
        <table:table-row table:style-name="ro1">
          <table:table-cell office:value-type="float" office:value="1816.78" calcext:value-type="float">
            <text:p>1816.78</text:p>
          </table:table-cell>
        </table:table-row>
        <table:table-row table:style-name="ro1">
          <table:table-cell office:value-type="float" office:value="1919.59" calcext:value-type="float">
            <text:p>1919.59</text:p>
          </table:table-cell>
        </table:table-row>
        <table:table-row table:style-name="ro1">
          <table:table-cell office:value-type="float" office:value="1961.67" calcext:value-type="float">
            <text:p>1961.67</text:p>
          </table:table-cell>
        </table:table-row>
        <table:table-row table:style-name="ro1">
          <table:table-cell office:value-type="float" office:value="2075.66" calcext:value-type="float">
            <text:p>2075.66</text:p>
          </table:table-cell>
        </table:table-row>
        <table:table-row table:style-name="ro1">
          <table:table-cell office:value-type="float" office:value="2106.52" calcext:value-type="float">
            <text:p>2106.52</text:p>
          </table:table-cell>
        </table:table-row>
        <table:table-row table:style-name="ro1">
          <table:table-cell office:value-type="float" office:value="2160.81" calcext:value-type="float">
            <text:p>2160.81</text:p>
          </table:table-cell>
        </table:table-row>
        <table:table-row table:style-name="ro1">
          <table:table-cell office:value-type="float" office:value="2151.68" calcext:value-type="float">
            <text:p>2151.68</text:p>
          </table:table-cell>
        </table:table-row>
        <table:table-row table:style-name="ro1">
          <table:table-cell office:value-type="float" office:value="2216.6" calcext:value-type="float">
            <text:p>2216.6</text:p>
          </table:table-cell>
        </table:table-row>
        <table:table-row table:style-name="ro1">
          <table:table-cell office:value-type="float" office:value="2219.65" calcext:value-type="float">
            <text:p>2219.65</text:p>
          </table:table-cell>
        </table:table-row>
        <table:table-row table:style-name="ro1">
          <table:table-cell office:value-type="float" office:value="2268.64" calcext:value-type="float">
            <text:p>2268.64</text:p>
          </table:table-cell>
        </table:table-row>
        <table:table-row table:style-name="ro1">
          <table:table-cell office:value-type="float" office:value="2292.97" calcext:value-type="float">
            <text:p>2292.97</text:p>
          </table:table-cell>
        </table:table-row>
        <table:table-row table:style-name="ro1">
          <table:table-cell office:value-type="float" office:value="2344.38" calcext:value-type="float">
            <text:p>2344.38</text:p>
          </table:table-cell>
        </table:table-row>
        <table:table-row table:style-name="ro1">
          <table:table-cell office:value-type="float" office:value="2345.45" calcext:value-type="float">
            <text:p>2345.45</text:p>
          </table:table-cell>
        </table:table-row>
        <table:table-row table:style-name="ro1">
          <table:table-cell office:value-type="float" office:value="2396.33" calcext:value-type="float">
            <text:p>2396.33</text:p>
          </table:table-cell>
        </table:table-row>
        <table:table-row table:style-name="ro1">
          <table:table-cell office:value-type="float" office:value="2387.56" calcext:value-type="float">
            <text:p>2387.56</text:p>
          </table:table-cell>
        </table:table-row>
        <table:table-row table:style-name="ro1">
          <table:table-cell office:value-type="float" office:value="2436.59" calcext:value-type="float">
            <text:p>2436.59</text:p>
          </table:table-cell>
        </table:table-row>
        <table:table-row table:style-name="ro1">
          <table:table-cell office:value-type="float" office:value="2438.28" calcext:value-type="float">
            <text:p>2438.28</text:p>
          </table:table-cell>
        </table:table-row>
        <table:table-row table:style-name="ro1">
          <table:table-cell office:value-type="float" office:value="2483.48" calcext:value-type="float">
            <text:p>2483.48</text:p>
          </table:table-cell>
        </table:table-row>
        <table:table-row table:style-name="ro1">
          <table:table-cell office:value-type="float" office:value="2473.23" calcext:value-type="float">
            <text:p>2473.23</text:p>
          </table:table-cell>
        </table:table-row>
        <table:table-row table:style-name="ro1">
          <table:table-cell office:value-type="float" office:value="2515.84" calcext:value-type="float">
            <text:p>2515.84</text:p>
          </table:table-cell>
        </table:table-row>
        <table:table-row table:style-name="ro1">
          <table:table-cell office:value-type="float" office:value="2512.13" calcext:value-type="float">
            <text:p>2512.13</text:p>
          </table:table-cell>
        </table:table-row>
        <table:table-row table:style-name="ro1">
          <table:table-cell office:value-type="float" office:value="2556.74" calcext:value-type="float">
            <text:p>2556.74</text:p>
          </table:table-cell>
        </table:table-row>
        <table:table-row table:style-name="ro1">
          <table:table-cell office:value-type="float" office:value="2550.42" calcext:value-type="float">
            <text:p>2550.42</text:p>
          </table:table-cell>
        </table:table-row>
        <table:table-row table:style-name="ro1">
          <table:table-cell office:value-type="float" office:value="2585.34" calcext:value-type="float">
            <text:p>2585.34</text:p>
          </table:table-cell>
        </table:table-row>
        <table:table-row table:style-name="ro1">
          <table:table-cell office:value-type="float" office:value="2582.52" calcext:value-type="float">
            <text:p>2582.52</text:p>
          </table:table-cell>
        </table:table-row>
        <table:table-row table:style-name="ro1">
          <table:table-cell office:value-type="float" office:value="2626.33" calcext:value-type="float">
            <text:p>2626.33</text:p>
          </table:table-cell>
        </table:table-row>
        <table:table-row table:style-name="ro1">
          <table:table-cell office:value-type="float" office:value="2615.65" calcext:value-type="float">
            <text:p>2615.65</text:p>
          </table:table-cell>
        </table:table-row>
        <table:table-row table:style-name="ro1">
          <table:table-cell office:value-type="float" office:value="2652.47" calcext:value-type="float">
            <text:p>2652.47</text:p>
          </table:table-cell>
        </table:table-row>
        <table:table-row table:style-name="ro1">
          <table:table-cell office:value-type="float" office:value="2630.27" calcext:value-type="float">
            <text:p>2630.27</text:p>
          </table:table-cell>
        </table:table-row>
        <table:table-row table:style-name="ro1">
          <table:table-cell office:value-type="float" office:value="2687.99" calcext:value-type="float">
            <text:p>2687.99</text:p>
          </table:table-cell>
        </table:table-row>
        <table:table-row table:style-name="ro1">
          <table:table-cell office:value-type="float" office:value="2662.15" calcext:value-type="float">
            <text:p>2662.15</text:p>
          </table:table-cell>
        </table:table-row>
        <table:table-row table:style-name="ro1">
          <table:table-cell office:value-type="float" office:value="2715.32" calcext:value-type="float">
            <text:p>2715.32</text:p>
          </table:table-cell>
        </table:table-row>
        <table:table-row table:style-name="ro1">
          <table:table-cell office:value-type="float" office:value="2687.62" calcext:value-type="float">
            <text:p>2687.62</text:p>
          </table:table-cell>
        </table:table-row>
        <table:table-row table:style-name="ro1">
          <table:table-cell office:value-type="float" office:value="2734.91" calcext:value-type="float">
            <text:p>2734.91</text:p>
          </table:table-cell>
        </table:table-row>
        <table:table-row table:style-name="ro1">
          <table:table-cell office:value-type="float" office:value="2716.33" calcext:value-type="float">
            <text:p>2716.33</text:p>
          </table:table-cell>
        </table:table-row>
        <table:table-row table:style-name="ro1">
          <table:table-cell office:value-type="float" office:value="2754.94" calcext:value-type="float">
            <text:p>2754.94</text:p>
          </table:table-cell>
        </table:table-row>
        <table:table-row table:style-name="ro1">
          <table:table-cell office:value-type="float" office:value="2743.88" calcext:value-type="float">
            <text:p>2743.88</text:p>
          </table:table-cell>
        </table:table-row>
        <table:table-row table:style-name="ro1">
          <table:table-cell office:value-type="float" office:value="2769.81" calcext:value-type="float">
            <text:p>2769.81</text:p>
          </table:table-cell>
        </table:table-row>
        <table:table-row table:style-name="ro1">
          <table:table-cell office:value-type="float" office:value="2768.43" calcext:value-type="float">
            <text:p>2768.43</text:p>
          </table:table-cell>
        </table:table-row>
        <table:table-row table:style-name="ro1">
          <table:table-cell office:value-type="float" office:value="2792.07" calcext:value-type="float">
            <text:p>2792.07</text:p>
          </table:table-cell>
        </table:table-row>
        <table:table-row table:style-name="ro1">
          <table:table-cell office:value-type="float" office:value="2790.55" calcext:value-type="float">
            <text:p>2790.55</text:p>
          </table:table-cell>
        </table:table-row>
        <table:table-row table:style-name="ro1">
          <table:table-cell office:value-type="float" office:value="2823.4" calcext:value-type="float">
            <text:p>2823.4</text:p>
          </table:table-cell>
        </table:table-row>
        <table:table-row table:style-name="ro1">
          <table:table-cell office:value-type="float" office:value="2812.1" calcext:value-type="float">
            <text:p>2812.1</text:p>
          </table:table-cell>
        </table:table-row>
        <table:table-row table:style-name="ro1">
          <table:table-cell office:value-type="float" office:value="2843.15" calcext:value-type="float">
            <text:p>2843.15</text:p>
          </table:table-cell>
        </table:table-row>
        <table:table-row table:style-name="ro1">
          <table:table-cell office:value-type="float" office:value="2822.26" calcext:value-type="float">
            <text:p>2822.26</text:p>
          </table:table-cell>
        </table:table-row>
        <table:table-row table:style-name="ro1">
          <table:table-cell office:value-type="float" office:value="2862.77" calcext:value-type="float">
            <text:p>2862.77</text:p>
          </table:table-cell>
        </table:table-row>
        <table:table-row table:style-name="ro1">
          <table:table-cell office:value-type="float" office:value="2841.66" calcext:value-type="float">
            <text:p>2841.66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2848.69" calcext:value-type="float">
            <text:p>2848.69</text:p>
          </table:table-cell>
        </table:table-row>
        <table:table-row table:style-name="ro1">
          <table:table-cell office:value-type="float" office:value="2892.85" calcext:value-type="float">
            <text:p>2892.85</text:p>
          </table:table-cell>
        </table:table-row>
        <table:table-row table:style-name="ro1">
          <table:table-cell office:value-type="float" office:value="2873.07" calcext:value-type="float">
            <text:p>2873.07</text:p>
          </table:table-cell>
        </table:table-row>
        <table:table-row table:style-name="ro1">
          <table:table-cell office:value-type="float" office:value="2906.71" calcext:value-type="float">
            <text:p>2906.71</text:p>
          </table:table-cell>
        </table:table-row>
        <table:table-row table:style-name="ro1">
          <table:table-cell office:value-type="float" office:value="2892.05" calcext:value-type="float">
            <text:p>2892.05</text:p>
          </table:table-cell>
        </table:table-row>
        <table:table-row table:style-name="ro1">
          <table:table-cell office:value-type="float" office:value="2921.6" calcext:value-type="float">
            <text:p>2921.6</text:p>
          </table:table-cell>
        </table:table-row>
        <table:table-row table:style-name="ro1">
          <table:table-cell office:value-type="float" office:value="2899.88" calcext:value-type="float">
            <text:p>2899.88</text:p>
          </table:table-cell>
        </table:table-row>
        <table:table-row table:style-name="ro1">
          <table:table-cell office:value-type="float" office:value="2936.75" calcext:value-type="float">
            <text:p>2936.75</text:p>
          </table:table-cell>
        </table:table-row>
        <table:table-row table:style-name="ro1">
          <table:table-cell office:value-type="float" office:value="2908.8" calcext:value-type="float">
            <text:p>2908.8</text:p>
          </table:table-cell>
        </table:table-row>
        <table:table-row table:style-name="ro1">
          <table:table-cell office:value-type="float" office:value="2966.66" calcext:value-type="float">
            <text:p>2966.66</text:p>
          </table:table-cell>
        </table:table-row>
        <table:table-row table:style-name="ro1">
          <table:table-cell office:value-type="float" office:value="2947.91" calcext:value-type="float">
            <text:p>2947.91</text:p>
          </table:table-cell>
        </table:table-row>
        <table:table-row table:style-name="ro1">
          <table:table-cell office:value-type="float" office:value="2967.75" calcext:value-type="float">
            <text:p>2967.75</text:p>
          </table:table-cell>
        </table:table-row>
        <table:table-row table:style-name="ro1">
          <table:table-cell office:value-type="float" office:value="2939.77" calcext:value-type="float">
            <text:p>2939.77</text:p>
          </table:table-cell>
        </table:table-row>
        <table:table-row table:style-name="ro1">
          <table:table-cell office:value-type="float" office:value="2973.74" calcext:value-type="float">
            <text:p>2973.74</text:p>
          </table:table-cell>
        </table:table-row>
        <table:table-row table:style-name="ro1">
          <table:table-cell office:value-type="float" office:value="2957.31" calcext:value-type="float">
            <text:p>2957.31</text:p>
          </table:table-cell>
        </table:table-row>
        <table:table-row table:style-name="ro1">
          <table:table-cell office:value-type="float" office:value="2987.56" calcext:value-type="float">
            <text:p>2987.56</text:p>
          </table:table-cell>
        </table:table-row>
        <table:table-row table:style-name="ro1">
          <table:table-cell office:value-type="float" office:value="2994.35" calcext:value-type="float">
            <text:p>2994.35</text:p>
          </table:table-cell>
        </table:table-row>
        <table:table-row table:style-name="ro1">
          <table:table-cell office:value-type="float" office:value="3038.65" calcext:value-type="float">
            <text:p>3038.65</text:p>
          </table:table-cell>
        </table:table-row>
        <table:table-row table:style-name="ro1">
          <table:table-cell office:value-type="float" office:value="3009.9" calcext:value-type="float">
            <text:p>3009.9</text:p>
          </table:table-cell>
        </table:table-row>
        <table:table-row table:style-name="ro1">
          <table:table-cell office:value-type="float" office:value="3047.11" calcext:value-type="float">
            <text:p>3047.11</text:p>
          </table:table-cell>
        </table:table-row>
        <table:table-row table:style-name="ro1">
          <table:table-cell office:value-type="float" office:value="3027.97" calcext:value-type="float">
            <text:p>3027.97</text:p>
          </table:table-cell>
        </table:table-row>
        <table:table-row table:style-name="ro1">
          <table:table-cell office:value-type="float" office:value="3059.35" calcext:value-type="float">
            <text:p>3059.35</text:p>
          </table:table-cell>
        </table:table-row>
        <table:table-row table:style-name="ro1">
          <table:table-cell office:value-type="float" office:value="3042.92" calcext:value-type="float">
            <text:p>3042.92</text:p>
          </table:table-cell>
        </table:table-row>
        <table:table-row table:style-name="ro1">
          <table:table-cell office:value-type="float" office:value="3071.88" calcext:value-type="float">
            <text:p>3071.88</text:p>
          </table:table-cell>
        </table:table-row>
        <table:table-row table:style-name="ro1">
          <table:table-cell office:value-type="float" office:value="3055.43" calcext:value-type="float">
            <text:p>3055.43</text:p>
          </table:table-cell>
        </table:table-row>
        <table:table-row table:style-name="ro1">
          <table:table-cell office:value-type="float" office:value="3084.56" calcext:value-type="float">
            <text:p>3084.56</text:p>
          </table:table-cell>
        </table:table-row>
        <table:table-row table:style-name="ro1">
          <table:table-cell office:value-type="float" office:value="3057.02" calcext:value-type="float">
            <text:p>3057.02</text:p>
          </table:table-cell>
        </table:table-row>
        <table:table-row table:style-name="ro1">
          <table:table-cell office:value-type="float" office:value="3097.98" calcext:value-type="float">
            <text:p>3097.98</text:p>
          </table:table-cell>
        </table:table-row>
        <table:table-row table:style-name="ro1">
          <table:table-cell office:value-type="float" office:value="3073.82" calcext:value-type="float">
            <text:p>3073.82</text:p>
          </table:table-cell>
        </table:table-row>
        <table:table-row table:style-name="ro1">
          <table:table-cell office:value-type="float" office:value="3101.27" calcext:value-type="float">
            <text:p>3101.27</text:p>
          </table:table-cell>
        </table:table-row>
        <table:table-row table:style-name="ro1">
          <table:table-cell office:value-type="float" office:value="3088.6" calcext:value-type="float">
            <text:p>3088.6</text:p>
          </table:table-cell>
        </table:table-row>
        <table:table-row table:style-name="ro1">
          <table:table-cell office:value-type="float" office:value="3119.32" calcext:value-type="float">
            <text:p>3119.32</text:p>
          </table:table-cell>
        </table:table-row>
        <table:table-row table:style-name="ro1">
          <table:table-cell office:value-type="float" office:value="3109.12" calcext:value-type="float">
            <text:p>3109.12</text:p>
          </table:table-cell>
        </table:table-row>
        <table:table-row table:style-name="ro1">
          <table:table-cell office:value-type="float" office:value="3137.91" calcext:value-type="float">
            <text:p>3137.91</text:p>
          </table:table-cell>
        </table:table-row>
        <table:table-row table:style-name="ro1">
          <table:table-cell office:value-type="float" office:value="3124.96" calcext:value-type="float">
            <text:p>3124.96</text:p>
          </table:table-cell>
        </table:table-row>
        <table:table-row table:style-name="ro1">
          <table:table-cell office:value-type="float" office:value="3153.34" calcext:value-type="float">
            <text:p>3153.34</text:p>
          </table:table-cell>
        </table:table-row>
        <table:table-row table:style-name="ro1">
          <table:table-cell office:value-type="float" office:value="3128.3" calcext:value-type="float">
            <text:p>3128.3</text:p>
          </table:table-cell>
        </table:table-row>
        <table:table-row table:style-name="ro1">
          <table:table-cell office:value-type="float" office:value="3157.19" calcext:value-type="float">
            <text:p>3157.19</text:p>
          </table:table-cell>
        </table:table-row>
        <table:table-row table:style-name="ro1">
          <table:table-cell office:value-type="float" office:value="3139.92" calcext:value-type="float">
            <text:p>3139.92</text:p>
          </table:table-cell>
        </table:table-row>
        <table:table-row table:style-name="ro1">
          <table:table-cell office:value-type="float" office:value="3169.31" calcext:value-type="float">
            <text:p>3169.31</text:p>
          </table:table-cell>
        </table:table-row>
        <table:table-row table:style-name="ro1">
          <table:table-cell office:value-type="float" office:value="3142.32" calcext:value-type="float">
            <text:p>3142.32</text:p>
          </table:table-cell>
        </table:table-row>
        <table:table-row table:style-name="ro1">
          <table:table-cell office:value-type="float" office:value="3184.39" calcext:value-type="float">
            <text:p>3184.39</text:p>
          </table:table-cell>
        </table:table-row>
        <table:table-row table:style-name="ro1">
          <table:table-cell office:value-type="float" office:value="3226.8" calcext:value-type="float">
            <text:p>3226.8</text:p>
          </table:table-cell>
        </table:table-row>
        <table:table-row table:style-name="ro1">
          <table:table-cell office:value-type="float" office:value="3197.91" calcext:value-type="float">
            <text:p>3197.91</text:p>
          </table:table-cell>
        </table:table-row>
        <table:table-row table:style-name="ro1">
          <table:table-cell office:value-type="float" office:value="3169.42" calcext:value-type="float">
            <text:p>3169.42</text:p>
          </table:table-cell>
        </table:table-row>
        <table:table-row table:style-name="ro1">
          <table:table-cell office:value-type="float" office:value="3189.27" calcext:value-type="float">
            <text:p>3189.27</text:p>
          </table:table-cell>
        </table:table-row>
        <table:table-row table:style-name="ro1">
          <table:table-cell office:value-type="float" office:value="3176.05" calcext:value-type="float">
            <text:p>3176.05</text:p>
          </table:table-cell>
        </table:table-row>
        <table:table-row table:style-name="ro1">
          <table:table-cell office:value-type="float" office:value="3212.04" calcext:value-type="float">
            <text:p>3212.04</text:p>
          </table:table-cell>
        </table:table-row>
        <table:table-row table:style-name="ro1">
          <table:table-cell office:value-type="float" office:value="3186.56" calcext:value-type="float">
            <text:p>3186.56</text:p>
          </table:table-cell>
        </table:table-row>
        <table:table-row table:style-name="ro1">
          <table:table-cell office:value-type="float" office:value="3226.33" calcext:value-type="float">
            <text:p>3226.33</text:p>
          </table:table-cell>
        </table:table-row>
        <table:table-row table:style-name="ro1">
          <table:table-cell office:value-type="float" office:value="3281.04" calcext:value-type="float">
            <text:p>3281.04</text:p>
          </table:table-cell>
        </table:table-row>
        <table:table-row table:style-name="ro1">
          <table:table-cell office:value-type="float" office:value="3220.98" calcext:value-type="float">
            <text:p>3220.98</text:p>
          </table:table-cell>
        </table:table-row>
        <table:table-row table:style-name="ro1">
          <table:table-cell office:value-type="float" office:value="3211.7" calcext:value-type="float">
            <text:p>3211.7</text:p>
          </table:table-cell>
        </table:table-row>
        <table:table-row table:style-name="ro1">
          <table:table-cell office:value-type="float" office:value="3236.37" calcext:value-type="float">
            <text:p>3236.37</text:p>
          </table:table-cell>
        </table:table-row>
        <table:table-row table:style-name="ro1">
          <table:table-cell office:value-type="float" office:value="3210.99" calcext:value-type="float">
            <text:p>3210.99</text:p>
          </table:table-cell>
        </table:table-row>
        <table:table-row table:style-name="ro1">
          <table:table-cell office:value-type="float" office:value="3246.58" calcext:value-type="float">
            <text:p>3246.58</text:p>
          </table:table-cell>
        </table:table-row>
        <table:table-row table:style-name="ro1">
          <table:table-cell office:value-type="float" office:value="3221.25" calcext:value-type="float">
            <text:p>3221.25</text:p>
          </table:table-cell>
        </table:table-row>
        <table:table-row table:style-name="ro1">
          <table:table-cell office:value-type="float" office:value="3253.32" calcext:value-type="float">
            <text:p>3253.32</text:p>
          </table:table-cell>
        </table:table-row>
        <table:table-row table:style-name="ro1">
          <table:table-cell office:value-type="float" office:value="3234.67" calcext:value-type="float">
            <text:p>3234.67</text:p>
          </table:table-cell>
        </table:table-row>
        <table:table-row table:style-name="ro1">
          <table:table-cell office:value-type="float" office:value="3255.42" calcext:value-type="float">
            <text:p>3255.42</text:p>
          </table:table-cell>
        </table:table-row>
        <table:table-row table:style-name="ro1">
          <table:table-cell office:value-type="float" office:value="3242.75" calcext:value-type="float">
            <text:p>3242.75</text:p>
          </table:table-cell>
        </table:table-row>
        <table:table-row table:style-name="ro1">
          <table:table-cell office:value-type="float" office:value="3274.51" calcext:value-type="float">
            <text:p>3274.51</text:p>
          </table:table-cell>
        </table:table-row>
        <table:table-row table:style-name="ro1">
          <table:table-cell office:value-type="float" office:value="3246.03" calcext:value-type="float">
            <text:p>3246.03</text:p>
          </table:table-cell>
        </table:table-row>
        <table:table-row table:style-name="ro1">
          <table:table-cell office:value-type="float" office:value="3309.87" calcext:value-type="float">
            <text:p>3309.87</text:p>
          </table:table-cell>
        </table:table-row>
        <table:table-row table:style-name="ro1">
          <table:table-cell office:value-type="float" office:value="3251.72" calcext:value-type="float">
            <text:p>3251.72</text:p>
          </table:table-cell>
        </table:table-row>
        <table:table-row table:style-name="ro1">
          <table:table-cell office:value-type="float" office:value="3278.03" calcext:value-type="float">
            <text:p>3278.03</text:p>
          </table:table-cell>
        </table:table-row>
        <table:table-row table:style-name="ro1">
          <table:table-cell office:value-type="float" office:value="3264.72" calcext:value-type="float">
            <text:p>3264.72</text:p>
          </table:table-cell>
        </table:table-row>
        <table:table-row table:style-name="ro1">
          <table:table-cell office:value-type="float" office:value="3305.27" calcext:value-type="float">
            <text:p>3305.27</text:p>
          </table:table-cell>
        </table:table-row>
        <table:table-row table:style-name="ro1">
          <table:table-cell office:value-type="float" office:value="3266.47" calcext:value-type="float">
            <text:p>3266.47</text:p>
          </table:table-cell>
        </table:table-row>
        <table:table-row table:style-name="ro1">
          <table:table-cell office:value-type="float" office:value="3303.85" calcext:value-type="float">
            <text:p>3303.85</text:p>
          </table:table-cell>
        </table:table-row>
        <table:table-row table:style-name="ro1">
          <table:table-cell office:value-type="float" office:value="3301.89" calcext:value-type="float">
            <text:p>3301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20:37:10.733840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00:55:23.139126198</meta:creation-date>
    <dc:date>2021-06-05T20:37:44.711559591</dc:date>
    <meta:editing-duration>PT1H9M</meta:editing-duration>
    <meta:editing-cycles>3</meta:editing-cycles>
    <meta:generator>LibreOffice/6.4.7.2$Linux_X86_64 LibreOffice_project/40$Build-2</meta:generator>
    <meta:document-statistic meta:table-count="1" meta:cell-count="1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cm" xlink:href=".." xlink:type="simple" chart:class="chart:line" chart:style-name="ch1">
        <chart:legend chart:legend-position="end" svg:x="13.071cm" svg:y="4.197cm" style:legend-expansion="high" chart:style-name="ch2"/>
        <chart:plot-area chart:style-name="ch3" table:cell-range-address="Sheet1.A1:Sheet1.A125" svg:x="0.319cm" svg:y="0.18cm" svg:width="12.433cm" svg:height="8.64cm">
          <chartooo:coordinate-region svg:x="1.38cm" svg:y="0.288cm" svg:width="11.372cm" svg:height="7.4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5" chart:class="chart:line">
            <chart:data-point chart:repeated="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2.963">
                <text:p>932.963</text:p>
                <draw:g>
                  <svg:desc>Sheet1.A1:Sheet1.A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0.03">
                <text:p>134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9.04">
                <text:p>1469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0.2">
                <text:p>159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5.22">
                <text:p>1675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2.52">
                <text:p>1782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6.78">
                <text:p>1816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19.59">
                <text:p>1919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1.67">
                <text:p>1961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5.66">
                <text:p>2075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6.52">
                <text:p>2106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0.81">
                <text:p>216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51.68">
                <text:p>215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6.6">
                <text:p>221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9.65">
                <text:p>2219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68.64">
                <text:p>2268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2.97">
                <text:p>2292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4.38">
                <text:p>2344.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5.45">
                <text:p>2345.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96.33">
                <text:p>2396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87.56">
                <text:p>2387.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6.59">
                <text:p>2436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38.28">
                <text:p>2438.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3.48">
                <text:p>2483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73.23">
                <text:p>2473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5.84">
                <text:p>2515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2.13">
                <text:p>2512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6.74">
                <text:p>2556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0.42">
                <text:p>2550.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5.34">
                <text:p>2585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2.52">
                <text:p>2582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6.33">
                <text:p>2626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15.65">
                <text:p>2615.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2.47">
                <text:p>2652.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30.27">
                <text:p>263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7.99">
                <text:p>2687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2.15">
                <text:p>2662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15.32">
                <text:p>2715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87.62">
                <text:p>268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34.91">
                <text:p>2734.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16.33">
                <text:p>2716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54.94">
                <text:p>2754.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43.88">
                <text:p>2743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69.81">
                <text:p>2769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8.43">
                <text:p>2768.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92.07">
                <text:p>2792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90.55">
                <text:p>2790.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23.4">
                <text:p>282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12.1">
                <text:p>2812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43.15">
                <text:p>2843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22.26">
                <text:p>2822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62.77">
                <text:p>2862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41.66">
                <text:p>2841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48.69">
                <text:p>2848.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2.85">
                <text:p>2892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73.07">
                <text:p>2873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6.71">
                <text:p>2906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92.05">
                <text:p>2892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21.6">
                <text:p>2921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9.88">
                <text:p>2899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36.75">
                <text:p>2936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08.8">
                <text:p>2908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66.66">
                <text:p>2966.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47.91">
                <text:p>2947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67.75">
                <text:p>2967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39.77">
                <text:p>2939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3.74">
                <text:p>2973.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7.31">
                <text:p>2957.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87.56">
                <text:p>2987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4.35">
                <text:p>2994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38.65">
                <text:p>3038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9.9">
                <text:p>300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47.11">
                <text:p>3047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27.97">
                <text:p>3027.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59.35">
                <text:p>3059.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42.92">
                <text:p>3042.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1.88">
                <text:p>3071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5.43">
                <text:p>3055.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84.56">
                <text:p>3084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57.02">
                <text:p>3057.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97.98">
                <text:p>309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73.82">
                <text:p>3073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01.27">
                <text:p>3101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88.6">
                <text:p>308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19.32">
                <text:p>3119.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09.12">
                <text:p>3109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7.91">
                <text:p>3137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24.96">
                <text:p>3124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3.34">
                <text:p>3153.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28.3">
                <text:p>3128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57.19">
                <text:p>3157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39.92">
                <text:p>3139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69.31">
                <text:p>3169.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42.32">
                <text:p>3142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84.39">
                <text:p>3184.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6.8">
                <text:p>322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97.91">
                <text:p>319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9.42">
                <text:p>3169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89.27">
                <text:p>3189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76.05">
                <text:p>3176.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12.04">
                <text:p>3212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6.56">
                <text:p>3186.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6.33">
                <text:p>3226.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81.04">
                <text:p>328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0.98">
                <text:p>3220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11.7">
                <text:p>3211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36.37">
                <text:p>3236.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10.99">
                <text:p>3210.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46.58">
                <text:p>3246.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21.25">
                <text:p>3221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53.32">
                <text:p>3253.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34.67">
                <text:p>3234.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55.42">
                <text:p>3255.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2.75">
                <text:p>3242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74.51">
                <text:p>3274.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46.03">
                <text:p>3246.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09.87">
                <text:p>3309.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51.72">
                <text:p>3251.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8.03">
                <text:p>3278.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64.72">
                <text:p>3264.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05.27">
                <text:p>3305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66.47">
                <text:p>3266.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03.85">
                <text:p>3303.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01.89">
                <text:p>3301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